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TENT OF CHRIST'S SERMON (24:1-26, 2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NTENT OF CHRIST'S SERMON (24:1-26, 2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remarks concerning the Temple destruction (24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remarks concerning the Temple destruction (24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ide (24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rophecy (24:2-3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prophecy (24:2-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sus' revelation (24:2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disciples' request (24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remarks concerning the Temple destruction (24:1-3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ride (24: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rophecy (24:2-3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ONTENT OF CHRIST'S SERMON (24:1-26, 2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remarks concerning the Temple destruction (24:1-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remarks concerning the Tribulation destruction (24:4-14): Events of the first three and a half years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-title-Title-Slide" presentation:presentation-page-layout-name="Master1-PPL1" draw:id="Slide-262">
        <draw:frame draw:id="id95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<text:s text:c="1"/>His remarks concerning the Tribulation destruction (24:4-14): Events of the first three and a half years.<text:s text:c="1"/></text:span><text:span text:style-name="a512" text:class-names=""/></text:p>
          </draw:text-box>
          <svg:title/>
          <svg:desc/>
        </draw:frame>
        <draw:frame draw:id="id96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A time of apostasy (24:4-5, 11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A time of apostasy (24:4-5, 11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ise of false prophets (24:11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ise of false Christs (24:4-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His remarks concerning the Tribulation destruction (24:4-14): Events of the first three and a half years.<text:s text:c="1"/></text:span><text:span text:style-name="a537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A time of apostasy (24:4-5, 11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A time of anarchy (24:6-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A time of apathy (24:12-13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A time of affliction (24:9-1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A time of accomplishment (24:1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CONTENT OF CHRIST'S SERMON (24:1-26, 29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His remarks concerning the Temple destruction (24:1-3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is remarks concerning the Tribulation destruction (24:4-14): Events of the first three and a half years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is remarks concerning the Tribulation destruction (24:15-26, 2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-title-Title-Slide" presentation:presentation-page-layout-name="Master1-PPL1" draw:id="Slide-266">
        <draw:frame draw:id="id103" presentation:style-name="a581" draw:name="Title 1" svg:x="1.38in" svg:y="0.83in" svg:width="10.3in" svg:height="4.42in" presentation:class="title" presentation:placeholder="false">
          <draw:text-box>
            <text:p text:style-name="a580" text:class-names="" text:cond-style-name=""><text:span text:style-name="a578" text:class-names=""><text:s text:c="1"/>His remarks concerning the Tribulation destruction (24:15-26, 29):<text:s text:c="1"/></text:span><text:span text:style-name="a579" text:class-names=""/></text:p>
          </draw:text-box>
          <svg:title/>
          <svg:desc/>
        </draw:frame>
        <draw:frame draw:id="id104" presentation:style-name="a586" draw:name="Subtitle 2" svg:x="1.38in" svg:y="5.25in" svg:width="10.3in" svg:height="1.85in" presentation:class="subtitle" presentation:placeholder="false">
          <draw:text-box>
            <text:p text:style-name="a583" text:class-names="" text:cond-style-name=""><text:span text:style-name="a582" text:class-names=""><text:s text:c="1"/>The wickedness against God (24:15-26)<text:s text:c="1"/></text:span></text:p>
            <text:p text:style-name="a585" text:class-names="" text:cond-style-name=""><text:span text:style-name="a584" text:class-names=""/></text:p>
          </draw:text-box>
          <svg:title/>
          <svg:desc/>
        </draw:frame>
      </draw:page>
      <draw:page draw:name="Slide12" draw:style-name="a587" draw:master-page-name="Master1-Layout1-title-Title-Slide" presentation:presentation-page-layout-name="Master1-PPL1" draw:id="Slide-267">
        <draw:frame draw:id="id105" presentation:style-name="a591" draw:name="Title 1" svg:x="1.38in" svg:y="0.83in" svg:width="10.3in" svg:height="4.42in" presentation:class="title" presentation:placeholder="false">
          <draw:text-box>
            <text:p text:style-name="a590" text:class-names="" text:cond-style-name=""><text:span text:style-name="a588" text:class-names=""><text:s text:c="1"/>The wickedness against God (24:15-26)<text:s text:c="1"/></text:span><text:span text:style-name="a589" text:class-names=""/></text:p>
          </draw:text-box>
          <svg:title/>
          <svg:desc/>
        </draw:frame>
        <draw:frame draw:id="id106" presentation:style-name="a596" draw:name="Subtitle 2" svg:x="1.38in" svg:y="5.25in" svg:width="10.3in" svg:height="1.85in" presentation:class="subtitle" presentation:placeholder="false">
          <draw:text-box>
            <text:p text:style-name="a593" text:class-names="" text:cond-style-name=""><text:span text:style-name="a592" text:class-names=""><text:s text:c="1"/>What the enemy will do (24:15, 23-26):<text:s text:c="1"/></text:span></text:p>
            <text:p text:style-name="a595" text:class-names="" text:cond-style-name=""><text:span text:style-name="a594" text:class-names=""/></text:p>
          </draw:text-box>
          <svg:title/>
          <svg:desc/>
        </draw:frame>
      </draw:page>
      <draw:page draw:name="Slide13" draw:style-name="a597" draw:master-page-name="Master1-Layout12-tx-Title-and-Text" presentation:presentation-page-layout-name="Master1-PPL12" draw:id="Slide-268">
        <draw:frame draw:id="id107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What the enemy will do (24:15, 23-26):<text:s text:c="1"/></text:span><text:span text:style-name="a599" text:class-names=""/></text:p>
          </draw:text-box>
          <svg:title/>
          <svg:desc/>
        </draw:frame>
        <draw:frame draw:id="id108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statue (24:15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subtlety (24:23-26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4" draw:style-name="a612" draw:master-page-name="Master1-Layout12-tx-Title-and-Text" presentation:presentation-page-layout-name="Master1-PPL12" draw:id="Slide-269">
        <draw:frame draw:id="id109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The wickedness against God (24:15-26)<text:s text:c="1"/></text:span><text:span text:style-name="a614" text:class-names=""/></text:p>
          </draw:text-box>
          <svg:title/>
          <svg:desc/>
        </draw:frame>
        <draw:frame draw:id="id110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What the enemy will do (24:15, 23-2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What the elect are to do (24:16-2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5" draw:style-name="a627" draw:master-page-name="Master1-Layout12-tx-Title-and-Text" presentation:presentation-page-layout-name="Master1-PPL12" draw:id="Slide-270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His remarks concerning the Tribulation destruction (24:15-26, 29):<text:s text:c="1"/></text:span><text:span text:style-name="a629" text:class-names=""/></text:p>
          </draw:text-box>
          <svg:title/>
          <svg:desc/>
        </draw:frame>
        <draw:frame draw:id="id112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wickedness against God (24:15-26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wrath from God (24:29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6" draw:style-name="a642" draw:master-page-name="Master1-Layout12-tx-Title-and-Text" presentation:presentation-page-layout-name="Master1-PPL12" draw:id="Slide-271">
        <draw:frame draw:id="id113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wrath from God (24:29)<text:s text:c="1"/></text:span><text:span text:style-name="a644" text:class-names=""/></text:p>
          </draw:text-box>
          <svg:title/>
          <svg:desc/>
        </draw:frame>
        <draw:frame draw:id="id114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sun will be darkened (24:29a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moon will not give light (24:29b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tars will fall from the sky (24:29c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powers of heaven will be shaken (24:29d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7" draw:style-name="a663" draw:master-page-name="Master1-Layout12-tx-Title-and-Text" presentation:presentation-page-layout-name="Master1-PPL12" draw:id="Slide-272">
        <draw:frame draw:id="id115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His remarks concerning the Tribulation destruction (24:15-26, 29):<text:s text:c="1"/></text:span><text:span text:style-name="a665" text:class-names=""/></text:p>
          </draw:text-box>
          <svg:title/>
          <svg:desc/>
        </draw:frame>
        <draw:frame draw:id="id116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wickedness against God (24:15-2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wrath from God (24:29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8" draw:style-name="a678" draw:master-page-name="Master1-Layout12-tx-Title-and-Text" presentation:presentation-page-layout-name="Master1-PPL12" draw:id="Slide-273">
        <draw:frame draw:id="id117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THE CONTENT OF CHRIST'S SERMON (24:1-26, 29)<text:s text:c="1"/></text:span><text:span text:style-name="a680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His remarks concerning the Temple destruction (24:1-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His remarks concerning the Tribulation destruction (24:4-14): Events of the first three and a half years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His remarks concerning the Tribulation destruction (24:15-26, 29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MATTHEW 24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THE CONTENT OF CHRIST'S SERMON (24:1-26, 29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THE CLIMAX OF CHRIST'S SERMON (24:27-28, 30-31, 40-4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20" draw:style-name="a711" draw:master-page-name="Master1-Layout12-tx-Title-and-Text" presentation:presentation-page-layout-name="Master1-PPL12" draw:id="Slide-275">
        <draw:frame draw:id="id121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THE CLIMAX OF CHRIST'S SERMON (24:27-28, 30-31, 40-41):<text:s text:c="1"/></text:span><text:span text:style-name="a713" text:class-names=""/></text:p>
          </draw:text-box>
          <svg:title/>
          <svg:desc/>
        </draw:frame>
        <draw:frame draw:id="id122" presentation:style-name="a731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signal (24:30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wiftness (24:27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summons (24:31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slaughter (24:28, 40-41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1" draw:style-name="a732" draw:master-page-name="Master1-Layout12-tx-Title-and-Text" presentation:presentation-page-layout-name="Master1-PPL12" draw:id="Slide-276">
        <draw:frame draw:id="id123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slaughter (24:28, 40-41):<text:s text:c="1"/></text:span><text:span text:style-name="a734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assembling of the victims (24:40-41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appearing of the vultures (24:28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THE CLIMAX OF CHRIST'S SERMON (24:27-28, 30-31, 40-41):<text:s text:c="1"/></text:span><text:span text:style-name="a749" text:class-names=""/></text:p>
          </draw:text-box>
          <svg:title/>
          <svg:desc/>
        </draw:frame>
        <draw:frame draw:id="id126" presentation:style-name="a767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signal (24:30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swiftness (24:2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summons (24:31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slaughter (24:28, 40-41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3" draw:style-name="a768" draw:master-page-name="Master1-Layout12-tx-Title-and-Text" presentation:presentation-page-layout-name="Master1-PPL12" draw:id="Slide-278">
        <draw:frame draw:id="id127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MATTHEW 24</text:span><text:span text:style-name="a770" text:class-names=""/></text:p>
          </draw:text-box>
          <svg:title/>
          <svg:desc/>
        </draw:frame>
        <draw:frame draw:id="id128" presentation:style-name="a785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THE CONTENT OF CHRIST'S SERMON (24:1-26, 29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THE CLIMAX OF CHRIST'S SERMON (24:27-28, 30-31, 40-4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THE CLUE TO CHRIST'S SERMON (24:32-35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4" draw:style-name="a786" draw:master-page-name="Master1-Layout12-tx-Title-and-Text" presentation:presentation-page-layout-name="Master1-PPL12" draw:id="Slide-279">
        <draw:frame draw:id="id129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THE CLUE TO CHRIST'S SERMON (24:32-35):<text:s text:c="1"/></text:span><text:span text:style-name="a788" text:class-names=""/></text:p>
          </draw:text-box>
          <svg:title/>
          <svg:desc/>
        </draw:frame>
        <draw:frame draw:id="id130" presentation:style-name="a800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The parable (24:32): A sprouting fig tree.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prophecy (24:33-3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5" draw:style-name="a801" draw:master-page-name="Master1-Layout12-tx-Title-and-Text" presentation:presentation-page-layout-name="Master1-PPL12" draw:id="Slide-280">
        <draw:frame draw:id="id131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<text:s text:c="1"/>The prophecy (24:33-34)<text:s text:c="1"/></text:span><text:span text:style-name="a803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The when (24:33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who (24:34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6" draw:style-name="a816" draw:master-page-name="Master1-Layout12-tx-Title-and-Text" presentation:presentation-page-layout-name="Master1-PPL12" draw:id="Slide-281">
        <draw:frame draw:id="id133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THE CLUE TO CHRIST'S SERMON (24:32-35):<text:s text:c="1"/></text:span><text:span text:style-name="a818" text:class-names=""/></text:p>
          </draw:text-box>
          <svg:title/>
          <svg:desc/>
        </draw:frame>
        <draw:frame draw:id="id134" presentation:style-name="a833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The parable (24:32): A sprouting fig tree.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prophecy (24:33-34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permanence (24:35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7" draw:style-name="a834" draw:master-page-name="Master1-Layout12-tx-Title-and-Text" presentation:presentation-page-layout-name="Master1-PPL12" draw:id="Slide-282">
        <draw:frame draw:id="id135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MATTHEW 24</text:span><text:span text:style-name="a836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THE CONTENT OF CHRIST'S SERMON (24:1-26, 29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THE CLIMAX OF CHRIST'S SERMON (24:27-28, 30-31, 40-41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THE CLUE TO CHRIST'S SERMON (24:32-35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THE CHALLENGE FROM CHRIST'S SERMON (24:36-39, 42-51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2-tx-Title-and-Text" presentation:presentation-page-layout-name="Master1-PPL12" draw:id="Slide-283">
        <draw:frame draw:id="id137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THE CHALLENGE FROM CHRIST'S SERMON (24:36-39, 42-51):<text:s text:c="1"/></text:span><text:span text:style-name="a857" text:class-names=""/></text:p>
          </draw:text-box>
          <svg:title/>
          <svg:desc/>
        </draw:frame>
        <draw:frame draw:id="id138" presentation:style-name="a872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reason for this watchfulness (24:36, 42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minder of this watchfulness (24:37-39)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action to this watchfulness (24:43-51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9" draw:style-name="a873" draw:master-page-name="Master1-Layout12-tx-Title-and-Text" presentation:presentation-page-layout-name="Master1-PPL12" draw:id="Slide-284">
        <draw:frame draw:id="id139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<text:s text:c="1"/>The reaction to this watchfulness (24:43-51)<text:s text:c="1"/></text:span><text:span text:style-name="a875" text:class-names=""/></text:p>
          </draw:text-box>
          <svg:title/>
          <svg:desc/>
        </draw:frame>
        <draw:frame draw:id="id140" presentation:style-name="a887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The wise servant (24:43-47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The wicked servant (24:48-51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</draw:page>
      <draw:page draw:name="Slide30" draw:style-name="a888" draw:master-page-name="Master1-Layout12-tx-Title-and-Text" presentation:presentation-page-layout-name="Master1-PPL12" draw:id="Slide-285">
        <draw:frame draw:id="id141" presentation:style-name="a892" draw:name="Title 1" svg:x="1.38in" svg:y="0.4in" svg:width="10.6in" svg:height="1.44965in" presentation:class="title" presentation:placeholder="false">
          <draw:text-box>
            <text:p text:style-name="a891" text:class-names="" text:cond-style-name=""><text:span text:style-name="a889" text:class-names="">THE CHALLENGE FROM CHRIST'S SERMON (24:36-39, 42-51):<text:s text:c="1"/></text:span><text:span text:style-name="a890" text:class-names=""/></text:p>
          </draw:text-box>
          <svg:title/>
          <svg:desc/>
        </draw:frame>
        <draw:frame draw:id="id142" presentation:style-name="a905" draw:name="Text Placeholder 2" svg:x="1.38in" svg:y="2in" svg:width="9.4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<text:s text:c="1"/>The reason for this watchfulness (24:36, 42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The reminder of this watchfulness (24:37-39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reaction to this watchfulness (24:43-51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</draw:page>
      <draw:page draw:name="Slide31" draw:style-name="a906" draw:master-page-name="Master1-Layout12-tx-Title-and-Text" presentation:presentation-page-layout-name="Master1-PPL12" draw:id="Slide-286">
        <draw:frame draw:id="id143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MATTHEW 24</text:span><text:span text:style-name="a908" text:class-names=""/></text:p>
          </draw:text-box>
          <svg:title/>
          <svg:desc/>
        </draw:frame>
        <draw:frame draw:id="id144" presentation:style-name="a926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THE CONTENT OF CHRIST'S SERMON (24:1-26, 29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THE CLIMAX OF CHRIST'S SERMON (24:27-28, 30-31, 40-41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THE CLUE TO CHRIST'S SERMON (24:32-35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THE CHALLENGE FROM CHRIST'S SERMON (24:36-39, 42-51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4</dc:title>
    <meta:initial-creator>David STRICKLAND</meta:initial-creator>
    <dc:creator>David STRICKLAND</dc:creator>
    <meta:creation-date>2020-02-23T23:17:01Z</meta:creation-date>
    <dc:date>2020-02-23T23:17:02Z</dc:date>
    <meta:template xlink:href="BibleStudy" xlink:type="simple"/>
    <meta:editing-cycles>1</meta:editing-cycles>
    <meta:editing-duration>PT0S</meta:editing-duration>
    <meta:document-statistic meta:paragraph-count="107" meta:word-count="974"/>
  </office:meta>
</office:document-meta>
</file>